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42893" officeooo:paragraph-rsid="00142893"/>
    </style:style>
    <style:style style:name="P2" style:family="paragraph" style:parent-style-name="Text_20_body">
      <style:text-properties officeooo:rsid="00142893" officeooo:paragraph-rsid="00142893"/>
    </style:style>
    <style:style style:name="P3" style:family="paragraph" style:parent-style-name="Text_20_body" style:list-style-name="L2">
      <style:text-properties style:font-name="Lucida Sans1" fo:font-weight="bold" officeooo:rsid="00142893" officeooo:paragraph-rsid="00142893" style:font-weight-asian="bold" style:font-weight-complex="bold"/>
    </style:style>
    <style:style style:name="P4" style:family="paragraph" style:parent-style-name="Text_20_body" style:list-style-name="L3">
      <style:text-properties style:font-name="Lucida Sans1" fo:font-weight="normal" officeooo:rsid="00142893" officeooo:paragraph-rsid="00142893" style:font-weight-asian="normal" style:font-weight-complex="normal"/>
    </style:style>
    <style:style style:name="P5" style:family="paragraph" style:parent-style-name="Text_20_body" style:list-style-name="L4">
      <style:text-properties style:font-name="Lucida Sans1" fo:font-weight="normal" officeooo:rsid="00142893" officeooo:paragraph-rsid="00142893" style:font-weight-asian="normal" style:font-weight-complex="normal"/>
    </style:style>
    <style:style style:name="P6" style:family="paragraph" style:parent-style-name="Text_20_body" style:list-style-name="L5">
      <style:text-properties style:font-name="Lucida Sans1" fo:font-weight="normal" officeooo:rsid="00142893" officeooo:paragraph-rsid="00142893" style:font-weight-asian="normal" style:font-weight-complex="normal"/>
    </style:style>
    <style:style style:name="P7" style:family="paragraph" style:parent-style-name="Text_20_body" style:list-style-name="L6">
      <style:text-properties style:font-name="Lucida Sans1" fo:font-weight="normal" officeooo:rsid="00142893" officeooo:paragraph-rsid="00142893" style:font-weight-asian="normal" style:font-weight-complex="normal"/>
    </style:style>
    <style:style style:name="P8" style:family="paragraph" style:parent-style-name="Text_20_body">
      <style:text-properties style:font-name="Lucida Sans1" fo:font-weight="normal" officeooo:rsid="00142893" officeooo:paragraph-rsid="00142893" style:font-weight-asian="normal" style:font-weight-complex="normal"/>
    </style:style>
    <style:style style:name="P9" style:family="paragraph" style:parent-style-name="Text_20_body" style:list-style-name="L7">
      <style:text-properties style:font-name="Lucida Sans1" fo:font-weight="normal" officeooo:rsid="00142893" officeooo:paragraph-rsid="00142893" style:font-weight-asian="normal" style:font-weight-complex="normal"/>
    </style:style>
    <style:style style:name="P10" style:family="paragraph" style:parent-style-name="Text_20_body" style:list-style-name="L8">
      <style:text-properties style:font-name="Lucida Sans1" fo:font-weight="normal" officeooo:rsid="00142893" officeooo:paragraph-rsid="00142893" style:font-weight-asian="normal" style:font-weight-complex="normal"/>
    </style:style>
    <style:style style:name="P11" style:family="paragraph" style:parent-style-name="Text_20_body" style:list-style-name="L9">
      <style:text-properties style:font-name="Lucida Sans1" fo:font-weight="normal" officeooo:rsid="00142893" officeooo:paragraph-rsid="00142893" style:font-weight-asian="normal" style:font-weight-complex="normal"/>
    </style:style>
    <style:style style:name="P12" style:family="paragraph" style:parent-style-name="Title">
      <style:text-properties officeooo:rsid="00142893" officeooo:paragraph-rsid="00142893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PASO Despliegue y Node</text:p>
      <text:p text:style-name="P2"/>
      <text:h text:style-name="P1" text:outline-level="1">COMANDOS DOCKER:</text:h>
      <text:list xml:id="list3971233816" text:style-name="L2">
        <text:list-item>
          <text:p text:style-name="P3">Listado y estado de contenedores:</text:p>
        </text:list-item>
      </text:list>
      <text:list xml:id="list781066449" text:style-name="L3">
        <text:list-item>
          <text:list>
            <text:list-item>
              <text:p text:style-name="P4">Ver los contenedores en ejecución:<text:span text:style-name="T1"> docker ps</text:span></text:p>
            </text:list-item>
            <text:list-item>
              <text:p text:style-name="P4">Ver los contenedores (incluidos apagados): <text:span text:style-name="T1">docker ps -a</text:span></text:p>
            </text:list-item>
          </text:list>
        </text:list-item>
      </text:list>
      <text:list xml:id="list181810562188628" text:continue-list="list3971233816" text:style-name="L2">
        <text:list-item>
          <text:p text:style-name="P3">Volúmenes:</text:p>
        </text:list-item>
      </text:list>
      <text:list xml:id="list614897824" text:style-name="L4">
        <text:list-item>
          <text:list>
            <text:list-item>
              <text:p text:style-name="P5">Crear volumen: <text:span text:style-name="T1">docker volume create &lt;nombre&gt;</text:span></text:p>
            </text:list-item>
            <text:list-item>
              <text:p text:style-name="P5">Ver volúmenes: <text:span text:style-name="T1">docker volume ls</text:span></text:p>
            </text:list-item>
            <text:list-item>
              <text:p text:style-name="P5">Inspeccionar volumen: <text:span text:style-name="T1">docker volume inspect&lt;nombre&gt;</text:span></text:p>
            </text:list-item>
            <text:list-item>
              <text:p text:style-name="P5">Eliminar volumen: <text:span text:style-name="T1">docker volume rm &lt;nombre&gt;</text:span></text:p>
            </text:list-item>
          </text:list>
        </text:list-item>
      </text:list>
      <text:list xml:id="list181810766945780" text:continue-list="list181810562188628" text:style-name="L2">
        <text:list-item>
          <text:p text:style-name="P3">Gestión de imágenes:</text:p>
        </text:list-item>
      </text:list>
      <text:list xml:id="list1550304184" text:style-name="L5">
        <text:list-item>
          <text:list>
            <text:list-item>
              <text:p text:style-name="P6">Ver imágenes descargadas: <text:span text:style-name="T1">docker images</text:span></text:p>
            </text:list-item>
            <text:list-item>
              <text:p text:style-name="P6">Descargar imagen: <text:span text:style-name="T1">docker pull &lt;imagen&gt;:&lt;version&gt;</text:span></text:p>
            </text:list-item>
            <text:list-item>
              <text:p text:style-name="P6">Eliminar imagen: <text:span text:style-name="T1">docker rmi &lt;imagen&gt; </text:span></text:p>
            </text:list-item>
          </text:list>
        </text:list-item>
      </text:list>
      <text:list xml:id="list181809754717120" text:continue-list="list181810766945780" text:style-name="L2">
        <text:list-item>
          <text:p text:style-name="P3">Crear y ejecutar contenedores:</text:p>
        </text:list-item>
      </text:list>
      <text:list text:style-name="L6">
        <text:list-item>
          <text:list>
            <text:list-item>
              <text:p text:style-name="P7">Contenedor en segundo plano: <text:span text:style-name="T1">docker run -d –name &lt;nombre&gt; &lt;imagen&gt;</text:span></text:p>
            </text:list-item>
            <text:list-item>
              <text:p text:style-name="P7">Con mapeo de puertos: <text:span text:style-name="T1">docker run -d –name &lt;nombre&gt; -p &lt;puerto_host&gt;:&lt;puerto_contenedor&gt; &lt;imagen&gt;</text:span></text:p>
            </text:list-item>
            <text:list-item>
              <text:p text:style-name="P7">Con puertos accesibles solo desde localhost: <text:span text:style-name="T1">docker run -d –name &lt;nombre&gt; -p 127.0.0.1:&lt;ruta_host&gt;:&lt;ruta_contenedor&gt; &lt;imagen&gt;</text:span></text:p>
            </text:list-item>
            <text:list-item>
              <text:p text:style-name="P7">Con bind mount: <text:span text:style-name="T1">docker run -d –name &lt;nombre&gt; -v &lt;ruta_host&gt;:&lt;ruta_contenedor&gt; &lt;imagen&gt;</text:span></text:p>
            </text:list-item>
            <text:list-item>
              <text:p text:style-name="P7">Con volumen nombrado: <text:span text:style-name="T1">docker run -d –name &lt;nombre&gt; -v &lt;nombre_volumen&gt;:&lt;ruta_contenedor&gt; &lt;imagen&gt;</text:span></text:p>
            </text:list-item>
            <text:list-item>
              <text:p text:style-name="P7">Con reinicio automático: <text:span text:style-name="T1">docker run -d –restart unless-stopped –name &lt;nombre&gt; &lt;imagen&gt;</text:span></text:p>
            </text:list-item>
          </text:list>
        </text:list-item>
      </text:list>
      <text:p text:style-name="P8"/>
      <text:p text:style-name="P8"/>
      <text:p text:style-name="P8"/>
      <text:list xml:id="list181809767478385" text:continue-list="list181809754717120" text:style-name="L2">
        <text:list-item>
          <text:p text:style-name="P3"><text:soft-page-break/>Gestión de contenedores existentes:</text:p>
        </text:list-item>
      </text:list>
      <text:list xml:id="list1377765856" text:style-name="L7">
        <text:list-item>
          <text:list>
            <text:list-item>
              <text:p text:style-name="P9">Parar: <text:span text:style-name="T1">docker stop &lt;id o nombre&gt;</text:span></text:p>
            </text:list-item>
            <text:list-item>
              <text:p text:style-name="P9">Arrancar: <text:span text:style-name="T1">docker start &lt;id o nombre&gt;</text:span></text:p>
            </text:list-item>
            <text:list-item>
              <text:p text:style-name="P9">Reiniciar:<text:span text:style-name="T1"> docker restart &lt;id o nombre&gt;</text:span></text:p>
            </text:list-item>
            <text:list-item>
              <text:p text:style-name="P9">Eliminar: <text:span text:style-name="T1">docker rm &lt;id o nombre&gt;</text:span></text:p>
            </text:list-item>
          </text:list>
        </text:list-item>
      </text:list>
      <text:list xml:id="list181809913437657" text:continue-list="list181809767478385" text:style-name="L2">
        <text:list-item>
          <text:p text:style-name="P3">Acceso y comandos dentro de un contenedor:</text:p>
        </text:list-item>
      </text:list>
      <text:list xml:id="list3852911844" text:style-name="L8">
        <text:list-item>
          <text:list>
            <text:list-item>
              <text:p text:style-name="P10">Abrir una terminal dentro del contenedor: <text:span text:style-name="T1">docker exec -it &lt;nombre&gt; &lt;shell&gt;</text:span></text:p>
            </text:list-item>
            <text:list-item>
              <text:p text:style-name="P10">Ejecutar un comando sin abrir terminal: <text:span text:style-name="T1">docker exec -it &lt;nombre&gt; &lt;comando&gt;</text:span></text:p>
            </text:list-item>
          </text:list>
        </text:list-item>
      </text:list>
      <text:list xml:id="list181810442425301" text:continue-list="list181809913437657" text:style-name="L2">
        <text:list-item>
          <text:p text:style-name="P3">Logs y diagnóstico:</text:p>
        </text:list-item>
      </text:list>
      <text:list xml:id="list1452481387" text:style-name="L9">
        <text:list-item>
          <text:list>
            <text:list-item>
              <text:p text:style-name="P11">Ver logs del contenedor: <text:span text:style-name="T1">docker logs &lt;nombre&gt;</text:span></text:p>
            </text:list-item>
            <text:list-item>
              <text:p text:style-name="P11">Ver logs en tiempo real: <text:span text:style-name="T1">docker logs -f &lt;nombre&gt;</text:span></text:p>
            </text:list-item>
            <text:list-item>
              <text:p text:style-name="P11">Ver detalles técnicos: <text:span text:style-name="T1">docker inspect &lt;nombre&gt;</text:span></text:p>
            </text:list-item>
            <text:list-item>
              <text:p text:style-name="P11">Ver uso de disco Docker: d<text:span text:style-name="T1">ocker system df</text:span></text:p>
            </text:list-item>
            <text:list-item>
              <text:p text:style-name="P11">Ver estadísticas de recursos en tiempo real: <text:span text:style-name="T1">docker sta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17:37:24.866000000</meta:creation-date>
    <dc:date>2025-12-04T18:18:09.048000000</dc:date>
    <meta:editing-duration>PT40M44S</meta:editing-duration>
    <meta:editing-cycles>1</meta:editing-cycles>
    <meta:document-statistic meta:table-count="0" meta:image-count="0" meta:object-count="0" meta:page-count="2" meta:paragraph-count="35" meta:word-count="272" meta:character-count="1742" meta:non-whitespace-character-count="1537"/>
    <meta:generator>LibreOffice/7.5.3.2$Windows_X86_64 LibreOffice_project/9f56dff12ba03b9acd7730a5a481eea045e468f3</meta:generator>
  </office:meta>
</office:document-meta>
</file>